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_format": "hh-sol-artifact-1",</text:p>
      <text:p text:style-name="Standard"><text:s text:c="2"/>"contractName": "HealthDataSharing",</text:p>
      <text:p text:style-name="Standard"><text:s text:c="2"/>"sourceName": "contracts/smartHealth.sol",</text:p>
      <text:p text:style-name="Standard"><text:s text:c="2"/>"abi": [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tru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true,</text:p>
      <text:p text:style-name="Standard"><text:s text:c="10"/>"internalType": "address",</text:p>
      <text:p text:style-name="Standard"><text:s text:c="10"/>"name": "familyMember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action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FamilyMemberNotifi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familyMember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FamilyMemberRegister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oft-page-break/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exper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data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HealthDataReceiv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HealthDataRequest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data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HealthDataSent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oft-page-break/><text:s text:c="10"/>"indexed": false,</text:p>
      <text:p text:style-name="Standard"><text:s text:c="10"/>"internalType": "address",</text:p>
      <text:p text:style-name="Standard"><text:s text:c="10"/>"name": "exper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researchInstitute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data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HealthDataSentToRI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exper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HealthcareExpertAdd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oft-page-break/><text:s text:c="10"/>"name": "exper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specialization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uint256",</text:p>
      <text:p text:style-name="Standard"><text:s text:c="10"/>"name": "yearsOfExperience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name": "HealthcareExpertRegister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exper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HealthcareExpertRemov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expert",</text:p>
      <text:p text:style-name="Standard"><text:s text:c="10"/>"type": "address"</text:p>
      <text:p text:style-name="Standard"><text:soft-page-break/><text:s text:c="8"/>},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message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MessageSent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bool",</text:p>
      <text:p text:style-name="Standard"><text:s text:c="10"/>"name": "consent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name": "PatientConsentToRI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PatientRegister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oft-page-break/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uint256",</text:p>
      <text:p text:style-name="Standard"><text:s text:c="10"/>"name": "amount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name": "PatientReward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anonymous": false,</text:p>
      <text:p text:style-name="Standard"><text:s text:c="6"/>"inputs": [</text:p>
      <text:p text:style-name="Standard"><text:s text:c="8"/>{</text:p>
      <text:p text:style-name="Standard"><text:s text:c="10"/>"indexed": false,</text:p>
      <text:p text:style-name="Standard"><text:s text:c="10"/>"internalType": "address",</text:p>
      <text:p text:style-name="Standard"><text:s text:c="10"/>"name": "institute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dexed": false,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ResearchInstituteRegistered",</text:p>
      <text:p text:style-name="Standard"><text:s text:c="6"/>"type": "event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familyMember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addFamilyMember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oft-page-break/><text:s text:c="10"/>"name": "exper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addHealthcareExpert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],</text:p>
      <text:p text:style-name="Standard"><text:s text:c="6"/>"name": "checkHealthDataTime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familyMembers",</text:p>
      <text:p text:style-name="Standard"><text:s text:c="6"/>"outputs": [</text:p>
      <text:p text:style-name="Standard"><text:s text:c="8"/>{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ternalType": "bool",</text:p>
      <text:p text:style-name="Standard"><text:s text:c="10"/>"name": "isRegistered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],</text:p>
      <text:p text:style-name="Standard"><text:s text:c="6"/>"name": "getHealthcareExpertAddresses",</text:p>
      <text:p text:style-name="Standard"><text:s text:c="6"/>"outputs": [</text:p>
      <text:p text:style-name="Standard"><text:s text:c="8"/>{</text:p>
      <text:p text:style-name="Standard"><text:s text:c="10"/>"internalType": "address[]",</text:p>
      <text:p text:style-name="Standard"><text:s text:c="10"/>"name": "",</text:p>
      <text:p text:style-name="Standard"><text:s text:c="10"/>"type": "address[]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oft-page-break/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getLastHealthDataTime",</text:p>
      <text:p text:style-name="Standard"><text:s text:c="6"/>"outputs": [</text:p>
      <text:p text:style-name="Standard"><text:s text:c="8"/>{</text:p>
      <text:p text:style-name="Standard"><text:s text:c="10"/>"internalType": "uint256",</text:p>
      <text:p text:style-name="Standard"><text:s text:c="10"/>"name": "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],</text:p>
      <text:p text:style-name="Standard"><text:s text:c="6"/>"name": "getPatientAddresses",</text:p>
      <text:p text:style-name="Standard"><text:s text:c="6"/>"outputs": [</text:p>
      <text:p text:style-name="Standard"><text:s text:c="8"/>{</text:p>
      <text:p text:style-name="Standard"><text:s text:c="10"/>"internalType": "address[]",</text:p>
      <text:p text:style-name="Standard"><text:s text:c="10"/>"name": "",</text:p>
      <text:p text:style-name="Standard"><text:s text:c="10"/>"type": "address[]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getPrivacyScore",</text:p>
      <text:p text:style-name="Standard"><text:s text:c="6"/>"outputs": [</text:p>
      <text:p text:style-name="Standard"><text:s text:c="8"/>{</text:p>
      <text:p text:style-name="Standard"><text:s text:c="10"/>"internalType": "uint8",</text:p>
      <text:p text:style-name="Standard"><text:s text:c="10"/>"name": "",</text:p>
      <text:p text:style-name="Standard"><text:s text:c="10"/>"type": "uint8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oft-page-break/><text:s text:c="4"/>{</text:p>
      <text:p text:style-name="Standard"><text:s text:c="6"/>"inputs": [],</text:p>
      <text:p text:style-name="Standard"><text:s text:c="6"/>"name": "getTotalHealthcareExperts",</text:p>
      <text:p text:style-name="Standard"><text:s text:c="6"/>"outputs": [</text:p>
      <text:p text:style-name="Standard"><text:s text:c="8"/>{</text:p>
      <text:p text:style-name="Standard"><text:s text:c="10"/>"internalType": "uint256",</text:p>
      <text:p text:style-name="Standard"><text:s text:c="10"/>"name": "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],</text:p>
      <text:p text:style-name="Standard"><text:s text:c="6"/>"name": "getTotalPatients",</text:p>
      <text:p text:style-name="Standard"><text:s text:c="6"/>"outputs": [</text:p>
      <text:p text:style-name="Standard"><text:s text:c="8"/>{</text:p>
      <text:p text:style-name="Standard"><text:s text:c="10"/>"internalType": "uint256",</text:p>
      <text:p text:style-name="Standard"><text:s text:c="10"/>"name": "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healthcareExperts",</text:p>
      <text:p text:style-name="Standard"><text:s text:c="6"/>"outputs": [</text:p>
      <text:p text:style-name="Standard"><text:s text:c="8"/>{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ternalType": "string",</text:p>
      <text:p text:style-name="Standard"><text:s text:c="10"/>"name": "specialization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ternalType": "uint256",</text:p>
      <text:p text:style-name="Standard"><text:s text:c="10"/>"name": "yearsOfExperience",</text:p>
      <text:p text:style-name="Standard"><text:s text:c="10"/>"type": "uint256"</text:p>
      <text:p text:style-name="Standard"><text:s text:c="8"/>},</text:p>
      <text:p text:style-name="Standard"><text:s text:c="8"/>{</text:p>
      <text:p text:style-name="Standard"><text:soft-page-break/><text:s text:c="10"/>"internalType": "bool",</text:p>
      <text:p text:style-name="Standard"><text:s text:c="10"/>"name": "isRegistered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lastHealthDataTime",</text:p>
      <text:p text:style-name="Standard"><text:s text:c="6"/>"outputs": [</text:p>
      <text:p text:style-name="Standard"><text:s text:c="8"/>{</text:p>
      <text:p text:style-name="Standard"><text:s text:c="10"/>"internalType": "uint256",</text:p>
      <text:p text:style-name="Standard"><text:s text:c="10"/>"name": "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needsToSendHealthData",</text:p>
      <text:p text:style-name="Standard"><text:s text:c="6"/>"outputs": [</text:p>
      <text:p text:style-name="Standard"><text:s text:c="8"/>{</text:p>
      <text:p text:style-name="Standard"><text:s text:c="10"/>"internalType": "bool",</text:p>
      <text:p text:style-name="Standard"><text:s text:c="10"/>"name": "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oft-page-break/><text:s text:c="8"/>}</text:p>
      <text:p text:style-name="Standard"><text:s text:c="6"/>],</text:p>
      <text:p text:style-name="Standard"><text:s text:c="6"/>"name": "patientConsentToRI",</text:p>
      <text:p text:style-name="Standard"><text:s text:c="6"/>"outputs": [</text:p>
      <text:p text:style-name="Standard"><text:s text:c="8"/>{</text:p>
      <text:p text:style-name="Standard"><text:s text:c="10"/>"internalType": "bool",</text:p>
      <text:p text:style-name="Standard"><text:s text:c="10"/>"name": "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patientExperts",</text:p>
      <text:p text:style-name="Standard"><text:s text:c="6"/>"outputs": [</text:p>
      <text:p text:style-name="Standard"><text:s text:c="8"/>{</text:p>
      <text:p text:style-name="Standard"><text:s text:c="10"/>"internalType": "bool",</text:p>
      <text:p text:style-name="Standard"><text:s text:c="10"/>"name": "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ternalType": "uint256",</text:p>
      <text:p text:style-name="Standard"><text:s text:c="10"/>"name": "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name": "patientExpertsList",</text:p>
      <text:p text:style-name="Standard"><text:s text:c="6"/>"outputs": [</text:p>
      <text:p text:style-name="Standard"><text:soft-page-break/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ternalType": "uint256",</text:p>
      <text:p text:style-name="Standard"><text:s text:c="10"/>"name": "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name": "patientFamilyMembersList",</text:p>
      <text:p text:style-name="Standard"><text:s text:c="6"/>"out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patientPrivacyScore",</text:p>
      <text:p text:style-name="Standard"><text:s text:c="6"/>"outputs": [</text:p>
      <text:p text:style-name="Standard"><text:s text:c="8"/>{</text:p>
      <text:p text:style-name="Standard"><text:s text:c="10"/>"internalType": "uint8",</text:p>
      <text:p text:style-name="Standard"><text:s text:c="10"/>"name": "",</text:p>
      <text:p text:style-name="Standard"><text:s text:c="10"/>"type": "uint8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oft-page-break/><text:s text:c="4"/>{</text:p>
      <text:p text:style-name="Standard"><text:s text:c="6"/>"inputs": [</text:p>
      <text:p text:style-name="Standard"><text:s text:c="8"/>{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registerAsFamilyMember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ternalType": "string",</text:p>
      <text:p text:style-name="Standard"><text:s text:c="10"/>"name": "specialization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 text:c="10"/>"internalType": "uint256",</text:p>
      <text:p text:style-name="Standard"><text:s text:c="10"/>"name": "yearsOfExperience",</text:p>
      <text:p text:style-name="Standard"><text:s text:c="10"/>"type": "uint256"</text:p>
      <text:p text:style-name="Standard"><text:s text:c="8"/>}</text:p>
      <text:p text:style-name="Standard"><text:s text:c="6"/>],</text:p>
      <text:p text:style-name="Standard"><text:s text:c="6"/>"name": "registerAsHealthcareExpert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],</text:p>
      <text:p text:style-name="Standard"><text:s text:c="6"/>"name": "registerAsPatient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registerAsResearchInstitute",</text:p>
      <text:p text:style-name="Standard"><text:soft-page-break/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registeredPatients",</text:p>
      <text:p text:style-name="Standard"><text:s text:c="6"/>"outputs": [</text:p>
      <text:p text:style-name="Standard"><text:s text:c="8"/>{</text:p>
      <text:p text:style-name="Standard"><text:s text:c="10"/>"internalType": "bool",</text:p>
      <text:p text:style-name="Standard"><text:s text:c="10"/>"name": "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exper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removeHealthcareExpert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researchInstitutes",</text:p>
      <text:p text:style-name="Standard"><text:s text:c="6"/>"outputs": [</text:p>
      <text:p text:style-name="Standard"><text:s text:c="8"/>{</text:p>
      <text:p text:style-name="Standard"><text:s text:c="10"/>"internalType": "string",</text:p>
      <text:p text:style-name="Standard"><text:s text:c="10"/>"name": "name",</text:p>
      <text:p text:style-name="Standard"><text:s text:c="10"/>"type": "string"</text:p>
      <text:p text:style-name="Standard"><text:s text:c="8"/>},</text:p>
      <text:p text:style-name="Standard"><text:s text:c="8"/>{</text:p>
      <text:p text:style-name="Standard"><text:soft-page-break/><text:s text:c="10"/>"internalType": "bool",</text:p>
      <text:p text:style-name="Standard"><text:s text:c="10"/>"name": "isRegistered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</text:p>
      <text:p text:style-name="Standard"><text:s text:c="6"/>],</text:p>
      <text:p text:style-name="Standard"><text:s text:c="6"/>"name": "rewardPatient",</text:p>
      <text:p text:style-name="Standard"><text:s text:c="6"/>"outputs": [],</text:p>
      <text:p text:style-name="Standard"><text:s text:c="6"/>"stateMutability": "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string",</text:p>
      <text:p text:style-name="Standard"><text:s text:c="10"/>"name": "data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sendHealthData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ternalType": "address",</text:p>
      <text:p text:style-name="Standard"><text:s text:c="10"/>"name": "researchInstitute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ternalType": "string",</text:p>
      <text:p text:style-name="Standard"><text:s text:c="10"/>"name": "data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oft-page-break/><text:s text:c="6"/>"name": "sendHealthDataToRI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address",</text:p>
      <text:p text:style-name="Standard"><text:s text:c="10"/>"name": "patient",</text:p>
      <text:p text:style-name="Standard"><text:s text:c="10"/>"type": "address"</text:p>
      <text:p text:style-name="Standard"><text:s text:c="8"/>},</text:p>
      <text:p text:style-name="Standard"><text:s text:c="8"/>{</text:p>
      <text:p text:style-name="Standard"><text:s text:c="10"/>"internalType": "string",</text:p>
      <text:p text:style-name="Standard"><text:s text:c="10"/>"name": "message",</text:p>
      <text:p text:style-name="Standard"><text:s text:c="10"/>"type": "string"</text:p>
      <text:p text:style-name="Standard"><text:s text:c="8"/>}</text:p>
      <text:p text:style-name="Standard"><text:s text:c="6"/>],</text:p>
      <text:p text:style-name="Standard"><text:s text:c="6"/>"name": "sendMessageToPatient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bool",</text:p>
      <text:p text:style-name="Standard"><text:s text:c="10"/>"name": "consent",</text:p>
      <text:p text:style-name="Standard"><text:s text:c="10"/>"type": "bool"</text:p>
      <text:p text:style-name="Standard"><text:s text:c="8"/>}</text:p>
      <text:p text:style-name="Standard"><text:s text:c="6"/>],</text:p>
      <text:p text:style-name="Standard"><text:s text:c="6"/>"name": "setConsentToRI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</text:p>
      <text:p text:style-name="Standard"><text:s text:c="8"/>{</text:p>
      <text:p text:style-name="Standard"><text:s text:c="10"/>"internalType": "uint8",</text:p>
      <text:p text:style-name="Standard"><text:s text:c="10"/>"name": "score",</text:p>
      <text:p text:style-name="Standard"><text:s text:c="10"/>"type": "uint8"</text:p>
      <text:p text:style-name="Standard"><text:s text:c="8"/>}</text:p>
      <text:p text:style-name="Standard"><text:s text:c="6"/>],</text:p>
      <text:p text:style-name="Standard"><text:s text:c="6"/>"name": "setPrivacyScore",</text:p>
      <text:p text:style-name="Standard"><text:s text:c="6"/>"outputs": [],</text:p>
      <text:p text:style-name="Standard"><text:s text:c="6"/>"stateMutability": "nonpayable",</text:p>
      <text:p text:style-name="Standard"><text:s text:c="6"/>"type": "function"</text:p>
      <text:p text:style-name="Standard"><text:s text:c="4"/>},</text:p>
      <text:p text:style-name="Standard"><text:s text:c="4"/>{</text:p>
      <text:p text:style-name="Standard"><text:s text:c="6"/>"inputs": [],</text:p>
      <text:p text:style-name="Standard"><text:s text:c="6"/>"name": "viewNotifications",</text:p>
      <text:p text:style-name="Standard"><text:soft-page-break/><text:s text:c="6"/>"outputs": [</text:p>
      <text:p text:style-name="Standard"><text:s text:c="8"/>{</text:p>
      <text:p text:style-name="Standard"><text:s text:c="10"/>"internalType": "string[]",</text:p>
      <text:p text:style-name="Standard"><text:s text:c="10"/>"name": "",</text:p>
      <text:p text:style-name="Standard"><text:s text:c="10"/>"type": "string[]"</text:p>
      <text:p text:style-name="Standard"><text:s text:c="8"/>}</text:p>
      <text:p text:style-name="Standard"><text:s text:c="6"/>],</text:p>
      <text:p text:style-name="Standard"><text:s text:c="6"/>"stateMutability": "view",</text:p>
      <text:p text:style-name="Standard"><text:s text:c="6"/>"type": "function"</text:p>
      <text:p text:style-name="Standard"><text:s text:c="4"/>}</text:p>
      <text:p text:style-name="Standard"><text:s text:c="2"/>],</text:p>
      <text:p text:style-name="Standard"><text:s text:c="2"/>"bytecode": "0x608060405234801561001057600080fd5b50614d15806100206000396000f3fe6080604052600436106101e35760003560e01c80636632913911610102578063b5c884f011610095578063ddfcb6f811610064578063ddfcb6f814610730578063e40fb5b514610759578063f20648db14610796578063f497e189146107bf576101e3565b8063b5c884f01461064c578063ba19823f14610675578063c811242b146106b3578063ccb7702a146106f0576101e3565b80639cdaaad8116100d15780639cdaaad814610591578063a08c0df3146105ce578063a99ad4ee1461060c578063ab39f86c14610623576101e3565b806366329139146104c3578063824c5cfb146104ee57806385a554011461052b5780639b5bb14c14610554576101e3565b806347947e1e1161017a5780635d3893f5116101495780635d3893f5146103f55780635df8802714610420578063641f3da91461045d57806365c55fd41461049a576101e3565b806347947e1e1461033b5780634ee96f43146103645780635026176e1461038f57806359843b29146103cc576101e3565b8063308d8f87116101b6578063308d8f87146102b6578063330658ed146102df5780633b86e9b2146103085780633bd8159514610324576101e3565b806305ec4e71146101e857806307c4d43e146102135780631fce45011461023c5780632c2956f614610279575b600080fd5b3480156101f457600080fd5b506101fd6107ea565b60405161020a9190613454565b60405180910390f35b34801561021f57600080fd5b5061023a600480360381019061023591906135bf565b610ae0565b005b34801561024857600080fd5b50610263600480360381019061025e919061369c565b610f38565b60405161027091906136eb565b60405180910390f35b34801561028557600080fd5b506102a0600480360381019061029b9190613706565b610f86565b6040516102ad9190613742565b60405180910390f35b3480156102c257600080fd5b506102dd60048036038101906102d89190613706565b610fcf565b005b3480156102eb57600080fd5b5061030660048036038101906103019190613706565b61118d565b005b610322600480360381019061031d9190613706565b61157e565b005b34801561033057600080fd5b5061033961180e565b005b34801561034757600080fd5b50610362600480360381019061035d919061375d565b611909565b005b34801561037057600080fd5b50610379611af8565b60405161038691906138a6565b60405180910390f35b34801561039b57600080fd5b506103b660048036038101906103b191906138c8565b611b86565b6040516103c39190613923565b60405180910390f35b3480156103d857600080fd5b506103f360048036038101906103ee9190613706565b611bb5565b005b34801561040157600080fd5b5061040a611f0a565b6040516104179190613742565b60405180910390f35b34801561042c57600080fd5b506104476004803603810190610442919061369c565b611f17565b60405161045491906136eb565b60405180910390f35b34801561046957600080fd5b50610484600480360381019061047f9190613706565b611f65565b6040516104919190613923565b60405180910390f35b3480156104a657600080fd5b506104c160048036038101906104bc919061396a565b611f85565b005b3480156104cf57600080fd5b506104d86120a4565b6040516104e591906138a6565b60405180910390f35b3480156104fa57600080fd5b5061051560048036038101906105109190613706565b612132565b6040516105229190613742565b60405180910390f35b34801561053757600080fd5b50610552600480360381019061054d91906139d0565b61214a565b005b34801561056057600080fd5b5061057b60048036038101906105769190613706565b612278565b6040516105889190613a0c565b60405180910390f35b34801561059d57600080fd5b506105b860048036038101906105b39190613706565b612298565b6040516105c59190613923565b60405180910390f35b3480156105da57600080fd5b506105f560048036038101906105f09190613706565b6122b8565b604051610603929190613a71565b60405180910390f35b34801561061857600080fd5b50610621612371565b005b34801561062f57600080fd5b50<text:soft-page-break/>61064a60048036038101906106459190613aa1565b6124f1565b005b34801561065857600080fd5b50610673600480360381019061066e91906135bf565b61290b565b005b34801561068157600080fd5b5061069c60048036038101906106979190613706565b612aca565b6040516106aa929190613a71565b60405180910390f35b3480156106bf57600080fd5b506106da60048036038101906106d59190613706565b612b83565b6040516106e79190613a0c565b60405180910390f35b3480156106fc57600080fd5b5061071760048036038101906107129190613706565b612bd9565b6040516107279493929190613b10565b60405180910390f35b34801561073c57600080fd5b50610757600480360381019061075291906135bf565b612d26565b005b34801561076557600080fd5b50610780600480360381019061077b9190613706565b612ee5565b60405161078d9190613923565b60405180910390f35b3480156107a257600080fd5b506107bd60048036038101906107b89190613b63565b612f43565b005b3480156107cb57600080fd5b506107d46132f5565b6040516107e19190613742565b60405180910390f35b6060600160003373ffffffffffffffffffffffffffffffffffffffff1673ffffffffffffffffffffffffffffffffffffffff16815260200190815260200160002060009054906101000a900460ff16610878576040517f08c379a000000000000000000000000000000000000000000000000000000000815260040161086f90613c31565b60405180910390fd5b6000600760003373ffffffffffffffffffffffffffffffffffffffff1673ffffffffffffffffffffffffffffffffffffffff168152602001908152602001600020805480602002602001604051908101604052809291908181526020016000905b828210156109855783829060005260206000200180546108f890613c80565b80601f016020809104026020016040519081016040528092919081815260200182805461092490613c80565b80156109715780601f1061094657610100808354040283529160200191610971565b820191906000526020600020905b81548152906001019060200180831161095457829003601f168201915b5050505050815260200190600101906108d9565b505050509050610e10600960003373ffffffffffffffffffffffffffffffffffffffff1673ffffffffffffffffffffffffffffffffffffffff168152602001908152602001600020546109d89190613ce0565b4210610ad8576000600182516109ee9190613ce0565b67ffffffffffffffff811115610a0757610a06613494565b5b604051908082528060200260200182016040528015610a3a57816020015b6060815260200190600190039081610a255790505b50905060005b8251811015610a9557828181518110610a5c57610a5b613d14565b5b6020026020010151828281518110610a7757610a76613d14565b5b60200260200101819052508080610a8d90613d43565b915050610a40565b50604051806060016040528060278152602001614cb96027913981835181518110610ac357610ac2613d14565b5b60200260200101819052508092505050610add565b809150505b90565b600160003373ffffffffffffffffffffffffffffffffffffffff1673ffffffffffffffffffffffffffffffffffffffff16815260200190815260200160002060009054906101000a900460ff16610b6c576040517f08c379a0000000000000000000000000000000000000000000000000000000008152600401610b6390613c31565b60405180910390fd5b42600960003373ffffffffffffffffffffffffffffffffffffffff1673ffffffffffffffffffffffffffffffffffffffff168152602001908152602001600020819055507f64695f99da652f80ca507cfe5db583bae45a6e33d9de8302e10e26ce401b75233382604051610be1929190613d8b565b60405180910390a16000600460003373ffffffffffffffffffffffffffffffffffffffff1673ffffffffffffffffffffffffffffffffffffffff168152602001908152602001600020805480602002602001604051908101604052809291908181526020018280548015610caa57602002820191906000526020600020905b8160009054906101000a900473ffffffffffffffffffffffffffffffffffffffff1673ffffffffffffffffffffffffffffffffffffffff1681526020019060010190808311610c60575b5050505050905060005b8151811015610dcd57600560003373ffffffffffffffffffffffffffffffffffffffff1673ffffffffffffffffffffffffffffffffffffffff1681526020019081526020016000206000838381518110610d1157610d10613d14565b5b602002602001015173ffffffffffffffffffffffffffffffffffffffff1673ffffffffffffffffffffffffffffffffffffffff16815260200190815260200160002060009054906101000a900460ff1615610dba577faece666aedcf6d97b261e24f58ddff41b82c9aff3169fb065540d81c04e5c079828281518110610d9a57610d99613d14565b5b602002602001015184604051610db1929190613d8b565b60405180910390a15b8080610dc590613d43565b915050610cb4565b506000600660003373ffffffffffffffffffffffffffffffffffffffff1673ffffffffffffffffffffffffffffffffffffffff168152602001908152602001600020805480602002602001604051908101604052809291908181526020018280548015610e8f57602002820191906000526020600020905b8160009054906101000a900473ffffffffffffffffffffffffffffffffffffffff1673ffffffffffffffffffffffffffffffffffffffff1681526020019060010190808311610e45575b5050505050905060005b8151811015610f3257818181518110610eb557610eb4613d14565b5b602002602001015173ffffffffffffffffffffffffffffffffffffffff163373ffffffffffffffffffffffffffffffffffffffff167f2ce302443df202e755c7cfe3a081b971183cf4eb1504cb836eb256562e6275bb60405161<text:soft-page-break/>0f1790613e07565b60405180910390a38080610f2a90613d43565b915050610e99565b50505050565b60046020528160005260406000208181548110610f5457600080fd5b906000526020600020016000915091509054906101000a900473ffffffffffffffffffffffffffffffffffffffff1681565b6000600960008373ffffffffffffffffffffffffffffffffffffffff1673ffffffffffffffffffffffffffffffffffffffff168152602001908152602001600020549050919050565b600160003373ffffffffffffffffffffffffffffffffffffffff1673ffffffffffffffffffffffffffffffffffffffff16815260200190815260200160002060009054906101000a900460ff1661105b576040517f08c379a000000000000000000000000000000000000000000000000000000000815260040161105290613c31565b60405180910390fd5b600360008273ffffffffffffffffffffffffffffffffffffffff1673ffffffffffffffffffffffffffffffffffffffff16815260200190815260200160002060010160009054906101000a900460ff166110ea576040517f08c379a00000000000000000000000000000000000000000000000000000000081526004016110e190613e73565b60405180910390fd5b600660003373ffffffffffffffffffffffffffffffffffffffff1673ffffffffffffffffffffffffffffffffffffffff168152602001908152602001600020819080600181540180825580915050600190039060005260206000200160009091909190916101000a81548173ffffffffffffffffffffffffffffffffffffffff021916908373ffffffffffffffffffffffffffffffffffffffff16021790555050565b600160003373ffffffffffffffffffffffffffffffffffffffff1673ffffffffffffffffffffffffffffffffffffffff16815260200190815260200160002060009054906101000a900460ff16611219576040517f08c379a000000000000000000000000000000000000000000000000000000000815260040161121090613c31565b60405180910390fd5b600560003373ffffffffffffffffffffffffffffffffffffffff1673ffffffffffffffffffffffffffffffffffffffff16815260200190815260200160002060008273ffffffffffffffffffffffffffffffffffffffff1673ffffffffffffffffffffffffffffffffffffffff16815260200190815260200160002060009054906101000a900460ff166112e2576040517f08c379a00000000000000000000000000000000000000000000000000000000081526004016112d990613f05565b60405180910390fd5b6000600560003373ffffffffffffffffffffffffffffffffffffffff1673ffffffffffffffffffffffffffffffffffffffff16815260200190815260200160002060008373ffffffffffffffffffffffffffffffffffffffff1673ffffffffffffffffffffffffffffffffffffffff16815260200190815260200160</text:p>
      <text:p text:style-name="Standard">002060006101000a81548160ff0219169083151502179055506000600460003373ffffffffffffffffffffffffffffffffffffffff1673ffffffffffffffffffffffffffffffffffffffff168152602001908152602001600020905060005b8180549050811015611540578273ffffffffffffffffffffffffffffffffffffffff168282815481106113f3576113f2613d14565b5b9060005260206000200160009054906101000a900473ffffffffffffffffffffffffffffffffffffffff1673ffffffffffffffffffffffffffffffffffffffff160361152d57816001838054905061144b9190613f25565b8154811061145c5761145b613d14565b5b9060005260206000200160009054906101000a900473ffffffffffffffffffffffffffffffffffffffff1682828154811061149a57611499613d14565b5b9060005260206000200160006101000a81548173ffffffffffffffffffffffffffffffffffffffff021916908373ffffffffffffffffffffffffffffffffffffffff160217905550818054806114f3576114f2613f59565b5b6001900381819060005260206000200160006101000a81549073ffffffffffffffffffffffffffffffffffffffff02191690559055611540565b808061153890613d43565b9150506113bd565b507f741778a9d3ce68d849d8274f8496c83675c0f95130e91b7a35c22a629d36892d3383604051611572929190613f88565b60405180910390a15050565b600260003373ffffffffffffffffffffffffffffffffffffffff1673ffffffffffffffffffffffffffffffffffffffff16815260200190815260200160002060010160009054906101000a900460ff1661160d576040517f08c379a000000000000000000000000000000000000000000000000000000000815260040161160490614023565b60405180910390fd5b600a60008273ffffffffffffffffffffffffffffffffffffffff1673ffffffffffffffffffffffffffffffffffffffff16815260200190815260200160002060009054906101000a900460ff16611699576040517f08c379a0000000000000000000000000000000000000000000000000000000008152600401611690906140b5565b60405180910390fd5b600160008273ffffffffffffffffffffffffffffffffffffffff1673ffffffffffffffffffffffffffffffffffffffff16815260200190815260200160002060009054906101000a900460ff16611725576040517f08c379a000000000000000000000000000000000000000000000000000000000815260040161171c90614121565b60405180910390fd5b60008173ffffffffffffffffffffffffffffffffffffffff163460405161174b90614172565b60006040518083038185875af1925050503d8060008114611788576040519150601f19603f3d011682016040523d82523d6000602084013e61178d565b606091505b50509050806117d1576040517f08c379a00000000000000000000000000000000000000000000000000000000081526004016117c8906141d3565b60405180910390fd5b7fce0c480ee45d4fe2b82701624641e6421c22a1403b8162bb0c519de360fc237582346040516118029291906141f3565b60405180910390a15050565b600042905060005b600b80549050811015611905576000600b828154811061183957611838613d14565b5b90600<text:soft-page-break/>05260206000200160009054906101000a900473ffffffffffffffffffffffffffffffffffffffff169050610e10600960008373ffffffffffffffffffffffffffffffffffffffff1673ffffffffffffffffffffffffffffffffffffffff168152602001908152602001600020546118b39190613ce0565b83106118f1577fbd8cbc9028c8d68791e8c0b74fe48f23e79fd1b4d8c03de93cbf9274a23db6e4816040516118e891906136eb565b60405180910390a15b5080806118fd90613d43565b915050611816565b5050565b6000803373ffffffffffffffffffffffffffffffffffffffff1673ffffffffffffffffffffffffffffffffffffffff16815260200190815260200160002060030160009054906101000a900460ff1615611998576040517f08c379a000000000000000000000000000000000000000000000000000000000815260040161198f90614268565b60405180910390fd5b6040518060800160405280848152602001838152602001828152602001600115158152506000803373ffffffffffffffffffffffffffffffffffffffff1673ffffffffffffffffffffffffffffffffffffffff1681526020019081526020016000206000820151816000019081611a0f9190614434565b506020820151816001019081611a259190614434565b506040820151816002015560608201518160030160006101000a81548160ff021916908315150217905550905050600c339080600181540180825580915050600190039060005260206000200160009091909190916101000a81548173ffffffffffffffffffffffffffffffffffffffff021916908373ffffffffffffffffffffffffffffffffffffffff1602179055507fc5b0ab902c21167992aeb93dc9b2aa5e9524f0310634ea9447c68b0951b9c12833848484604051611aeb9493929190614506565b60405180910390a1505050565b6060600c805480602002602001604051908101604052809291908181526020018280548015611b7c57602002820191906000526020600020905b8160009054906101000a900473ffffffffffffffffffffffffffffffffffffffff1673ffffffffffffffffffffffffffffffffffffffff1681526020019060010190808311611b32575b5050505050905090565b60056020528160005260406000206020528060005260406000206000915091509054906101000a900460ff1681565b600160003373ffffffffffffffffffffffffffffffffffffffff1673ffffffffffffffffffffffffffffffffffffffff16815260200190815260200160002060009054906101000a900460ff16611c41576040517f08c379a0000000000000000000000000000000000000000000000000000000008152600401611c3890613c31565b60405180910390fd5b6000808273ffffffffffffffffffffffffffffffffffffffff1673ffffffffffffffffffffffffffffffffffffffff16815260200190815260200160002060030160009054906101000a900460ff16611ccf576040517f08c379a0000000000000000000000000000000000000000000000000000000008152600401611cc6906145a5565b60405180910390fd5b600560003373ffffffffffffffffffffffffffffffffffffffff1673ffffffffffffffffffffffffffffffffffffffff16815260200190815260200160002060008273ffffffffffffffffffffffffffffffffffffffff1673ffffffffffffffffffffffffffffffffffffffff16815260200190815260200160002060009054906101000a900460ff1615611d99576040517f08c379a0000000000000000000000000000000000000000000000000000000008152600401611d9090614611565b60405180910390fd5b6001600560003373ffffffffffffffffffffffffffffffffffffffff1673ffffffffffffffffffffffffffffffffffffffff16815260200190815260200160002060008373ffffffffffffffffffffffffffffffffffffffff1673ffffffffffffffffffffffffffffffffffffffff16815260200190815260200160002060006101000a81548160ff021916908315150217905550600460003373ffffffffffffffffffffffffffffffffffffffff1673ffffffffffffffffffffffffffffffffffffffff168152602001908152602001600020819080600181540180825580915050600190039060005260206000200160009091909190916101000a81548173ffffffffffffffffffffffffffffffffffffffff021916908373ffffffffffffffffffffffffffffffffffffffff1602179055507fabc5292fd2d6df651bd776b6ed9050ce1aee3a13bb37b6ad7033de05e93d10bc3382604051611eff929190613f88565b60405180910390a150565b6000600c80549050905090565b60066020528160005260406000208181548110611f3357600080fd5b906000526020600020016000915091509054906101000a900473ffffffffffffffffffffffffffffffffffffffff1681565b600a6020528060005260406000206000915054906101000a900460ff1681565b600160003373ffffffffffffffffffffffffffffffffffffffff1673ffffffffffffffffffffffffffffffffffffffff16815260200190815260200160002060009054906101000a900460ff16612011576040517f08c379a000000000000000000000000000000000000000000000000000000000815260040161200890613c31565b60405180910390fd5b80600a60003373ffffffffffffffffffffffffffffffffffffffff1673ffffffffffffffffffffffffffffffffffffffff16815260200190815260200160002060006101000a81548160ff0219169083151502179055507ffa7e8167c6e55c6f92900d0372afb3f627ca276577547d719546e0c04155a7a63382604051612099929190614631565b60405180910390a150565b6060600b80548060200260200160405190810160405280929190818152602001828054801561212857602002820191906000526020600020905b8160009054906101000a900473ffffffffffffffffffffffffffffffffffffffff1673ffffffffffffffffffffffffffffffffffffffff16815260200190600101908083116120de575b5050505050905090565b60096020528060005260406000206000915090505481565b600160003373ffffffffffffffffffffffffffffffffffffffff1673ffffffffffffff<text:soft-page-break/>ffffffffffffffffffffffffff16815260200190815260200160002060009054906101000a900460ff166121d6576040517f08c379a00000000000000000000000000000000000000000000000000000000081526004016121cd90613c31565b60405180910390fd5b60058160ff16111561221d576040517f08c379a0000000000000000000000000000000000000000000000000000000008152600401612214906146cc565b60405180910390fd5b80600860003373ffffffffffffffffffffffffffffffffffffffff1673ffffffffffffffffffffffffffffffffffffffff16815260200190815260200160002060006101000a81548160ff021916908360ff16021790555050565b60086020528060005260406000206000915054906101000a900460ff1681565b60016020528060005260406000206000915054906101000a900460ff1681565b60036020528060005260406000206000915090508060000180546122db90613c80565b80601f016020809104026020016040519081016040528092919081815260200182805461230790613c80565b80156123545780601f1061232957610100808354040283529160200191612354565b820191906000526020600020905b81548152906001019060200180831161233757829003601f168201915b5050505050908060010160009054906101000a900460ff16905082565b600160003373ffffffffffffffffffffffffffffffffffffffff1673ffffffffffffffffffffffffffffffffffffffff16815260200190815260200160002060009054906101000a900460ff16156123fe576040517f08c379a00000000000000000000000000000000000000000000000000000000081526004016123f590614738565b60405180910390fd5b60018060003373ffffffffffffffffffffffffffffffffffffffff1673ffffffffffffffffffffffffffffffffffffffff16815260200190815260200160002060006101000a81548160ff021916908315150217905550600b339080600181540180825580915050600190039060005260206000200160009091909190916101000a81548173ffffffffffffffffffffffffffffffffffffffff021916908373ffffffffffffffffffffffffffffffffffffffff1602179055507fc9fa2003fca4ce0dfc8cb0deae32266b715536df6685365b05b5be96ede8e49c336040516124e791906136eb565b60405180910390a1565b6000803373ffffffffffffffffffffffffffffffffffffffff1673ffffffffffffffffffffffffffffffffffffffff16815260200190815260200160002060030160009054906101000a900460ff1661257f576040517f08c379a0000000000000000000000000000000000000000000000000000000008152600401612576906147ca565b60405180910390fd5b600a60008473ffffffffffffffffffffffffffffffffffffffff1673ffffffffffffffffffffffffffffffffffffffff16815260200190815260200160002060009054906101000a900460ff1661260b576040517f08c379a0000000000000000000000000000000000000000000000000000000008152600401612602906140b5565b60405180910390fd5b600560008473ffffffffffffffffffffffffffffffffffffffff1673ffffffffffffffffffffffffffffffffffffffff16815260200190815260200160002060003373ffffffffffffffffffffffffffffffffffffffff1673ffffffffffffffffffffffffffffffffffffffff16815260200190815260200160002060009054906101000a900460ff166126d4576040517f08c379a00000000000000000000000000000000000000000000000000000000081526004016126cb9061485c565b60405180910390fd5b600260008373fffffffffffffffffffffff</text:p>
      <text:p text:style-name="Standard">fffffffffffffffff1673ffffffffffffffffffffffffffffffffffffffff16815260200190815260200160002060010160009054906101000a900460ff16612763576040517f08c379a000000000000000000000000000000000000000000000000000000000815260040161275a906148ee565b60405180910390fd5b7f98d707db412eebdfef3aab5f9a0f811ce67134af0da2b6647811afc360b17e0233848484604051612798949392919061490e565b60405180910390a16000600660008573ffffffffffffffffffffffffffffffffffffffff1673ffffffffffffffffffffffffffffffffffffffff16815260200190815260200160002080548060200260200160405190810160405280929190818152602001828054801561286157602002820191906000526020600020905b8160009054906101000a900473ffffffffffffffffffffffffffffffffffffffff1673ffffffffffffffffffffffffffffffffffffffff1681526020019060010190808311612817575b5050505050905060005b81518110156129045781818151811061288757612886613d14565b5b602002602001015173ffffffffffffffffffffffffffffffffffffffff168573ffffffffffffffffffffffffffffffffffffffff167f2ce302443df202e755c7cfe3a081b971183cf4eb1504cb836eb256562e6275bb6040516128e9906149cc565b60405180910390a380806128fc90613d43565b91505061286b565b5050505050565b600360003373ffffffffffffffffffffffffffffffffffffffff1673ffffffffffffffffffffffffffffffffffffffff16815260200190815260200160002060010160009054906101000a900460ff161561299b576040517f08c379a000000000000000000000000000000000000000000000000000000000815260040161299290614a5e565b60405180910390fd5b604051806040016040528082815260200160011515815250600360003373ffffffffffffffffffffffffffffffffffffffff1673ffffffffffffffffffffffffffffffffffffffff1681526020019081526020016000206000820151816000019081612a079190614434565b5060208201518160010160006101000a81548160ff021916908315150217905550905050600e339080600181540180825580915050600190039060005260206000200160009091909190916101000a81548173ffffffffffffff<text:soft-page-break/>ffffffffffffffffffffffffff021916908373ffffffffffffffffffffffffffffffffffffffff1602179055507f5d24cf61124f2cced6e1ded98826725ffd4a374a2722f5c358b18f7706c991c03382604051612abf929190613d8b565b60405180910390a150565b6002602052806000526040600020600091509050806000018054612aed90613c80565b80601f0160208091040260200160405190810160405280929190818152602001828054612b1990613c80565b8015612b665780601f10612b3b57610100808354040283529160200191612b66565b820191906000526020600020905b815481529060010190602001808311612b4957829003601f168201915b5050505050908060010160009054906101000a900460ff16905082565b6000600860008373ffffffffffffffffffffffffffffffffffffffff1673ffffffffffffffffffffffffffffffffffffffff16815260200190815260200160002060009054906101000a900460ff169050919050565b6000602052806000526040600020600091509050806000018054612bfc90613c80565b80601f0160208091040260200160405190810160405280929190818152602001828054612c2890613c80565b8015612c755780601f10612c4a57610100808354040283529160200191612c75565b820191906000526020600020905b815481529060010190602001808311612c5857829003601f168201915b505050505090806001018054612c8a90613c80565b80601f0160208091040260200160405190810160405280929190818152602001828054612cb690613c80565b8015612d035780601f10612cd857610100808354040283529160200191612d03565b820191906000526020600020905b815481529060010190602001808311612ce657829003601f168201915b5050505050908060020154908060030160009054906101000a900460ff16905084565b600260003373ffffffffffffffffffffffffffffffffffffffff1673ffffffffffffffffffffffffffffffffffffffff16815260200190815260200160002060010160009054906101000a900460ff1615612db6576040517f08c379a0000000000000000000000000000000000000000000000000000000008152600401612dad90614aca565b60405180910390fd5b604051806040016040528082815260200160011515815250600260003373ffffffffffffffffffffffffffffffffffffffff1673ffffffffffffffffffffffffffffffffffffffff1681526020019081526020016000206000820151816000019081612e229190614434565b5060208201518160010160006101000a81548160ff021916908315150217905550905050600d339080600181540180825580915050600190039060005260206000200160009091909190916101000a81548173ffffffffffffffffffffffffffffffffffffffff021916908373ffffffffffffffffffffffffffffffffffffffff1602179055507f1b804782f82499dcf0a7180ceb72b08031b2f4e9a3aaf765bf3a5b360de400c13382604051612eda929190613d8b565b60405180910390a150565b600080429050610e10600960008573ffffffffffffffffffffffffffffffffffffffff1673ffffffffffffffffffffffffffffffffffffffff16815260200190815260200160002054612f389190613ce0565b811015915050919050565b6000803373ffffffffffffffffffffffffffffffffffffffff1673ffffffffffffffffffffffffffffffffffffffff16815260200190815260200160002060030160009054906101000a900460ff16612fd1576040517f08c379a0000000000000000000000000000000000000000000000000000000008152600401612fc8906147ca565b60405180910390fd5b600560008373ffffffffffffffffffffffffffffffffffffffff1673ffffffffffffffffffffffffffffffffffffffff16815260200190815260200160002060003373ffffffffffffffffffffffffffffffffffffffff1673ffffffffffffffffffffffffffffffffffffffff16815260200190815260200160002060009054906101000a900460ff1661309a576040517f08c379a000000000000000000000000000000000000000000000000000000000815260040161309190614b5c565b60405180910390fd5b60008151116130de576040517f08c379a00000000000000000000000000000000000000000000000000000000081526004016130d590614bc8565b60405180910390fd5b600760008373ffffffffffffffffffffffffffffffffffffffff1673ffffffffffffffffffffffffffffffffffffffff1681526020019081526020016000208190806001815401808255809150506001900390600052602060002001600090919091909150908161314f9190614434565b507fe2cf7446a11cbcd14cd99ea3a1bb77fb7653a64f4064d660140b5100d001e13c33838360405161318393929190614be8565b60405180910390a16000600660008473ffffffffffffffffffffffffffffffffffffffff1673ffffffffffffffffffffffffffffffffffffffff16815260200190815260200160002080548060200260200160405190810160405280929190818152602001828054801561324c57602002820191906000526020600020905b8160009054906101000a900473ffffffffffffffffffffffffffffffffffffffff1673ffffffffffffffffffffffffffffffffffffffff1681526020019060010190808311613202575b5050505050905060005b81518110156132ef5781818151811061327257613271613d14565b5b602002602001015173ffffffffffffffffffffffffffffffffffffffff168473ffffffffffffffffffffffffffffffffffffffff167f2ce302443df202e755c7cfe3a081b971183cf4eb1504cb836eb256562e6275bb6040516132d490614c98565b60405180910390a380806132e790613d43565b915050613256565b50505050565b6000600b80549050905090565b600081519050919050565b600082825260208201905092915050565b6000819050602082019050919050565b600081519050919050565b600082825260208201905092915050565b<text:soft-page-break/>60005b8381101561336857808201518184015260208101905061334d565b60008484015250505050565b6000601f19601f8301169050919050565b60006133908261332e565b61339a8185613339565b93506133aa81856020860161334a565b6133b381613374565b840191505092915050565b60006133ca8383613385565b905092915050565b6000602082019050919050565b60006133ea82613302565b6133f4818561330d565b9350836020820285016134068561331e565b8060005b85811015613442578484038952815161342385826133be565b945061342e836133d2565b925060208a0199505060018101905061340a565b50829750879550505050505092915050565b6000602082019050818103600083015261346e81846133df565b905092915050565b6000604051905090565b600080fd5b600080fd5b600080fd5b600080fd5b7f4e487b7100000000000000000000000000000000000000000000000000000000600052604160045260246000fd5b6134cc82613374565b810181811067ffffffffffffffff821117156134eb576134ea613494565b5b80604052505050565b60006134fe613476565b905061350a82826134c3565b919050565b600067ffffffffffffffff82111561352a57613529613494565b5b61353382613374565b9050602081019050919050565b82818337600083830152505050565b600061356261355d8461350f565b6134f4565b90508281526020810184848401111561357e5761357d61348f565b5b613589848285613540565b509392505050565b600082601f8301126135a6576135a561348a565b5b81356135b684826020860161354f565b91505092915050565b6000602082840312156135d5576135d4613480565b5b600082013567ffffffffffffffff8111156135f3576135f2613485565b5b6135ff84828501613591565b91505092915050565b600073ffffffffffffffffffffffffffffffffffffffff82169050919050565b600061363382613608565b9050919050565b61364381613628565b811461364e57600080fd5b50565b6000813590506136608161363a565b92915050565b6000819050919050565b61367981613666565b811461368457600080fd5b50565b60008135905061369681613670565b92915050565b600080604083850312156136b3576136b2613480565b5b60006136c185828601613651565b92505060206136d285828601613687565b9150509250929050565b6136e581613628565b82525050565b600060208201905061370060008301846136dc565b92915050565b60006020828403121561371c5761371b613480565b5b600061372a84828501613651565b91505092915050565b61373c81613666565b82525050565b60006020820190506137576000830184613733565b92915050565b60008060006060848603121561377657613775613480565b5b600084013567ffffffffffffffff81111561379457613793613485565b5b6137a086828701613591565b935050602084013567ffffffffffffffff8111156137c1576137c0613485565b5b6137cd86828701613591565b92505060406137de86828701613687565b9150509250925092565b600081519050919050565b600082825260208201905092915050565b6000819050602082019050919050565b61381d81613628565b82525050565b600061382f8383613814565b60208301905092915050565b6000602082019050919050565b6000613853826137e8565b61385d81856137f3565b935061386883613804565b8060005b838110156138995781516138808882613823565b975061388b8361383b565b92505060018101905061386c565b5085935050505092915050565b600060208201905081810360008301526138c08184613848565b905092915050565b600080604083850312156138df576138de613480565b5b60006138ed85828601613651565b92505060206138fe85828601613651565b9150509250929050565b60008115159050919050565b61391d81613908565b82525050565b60006020820190506139386000830184613914565b92915050565b61394781613908565b811461395257600080fd5b50565b6000813590506139648161393e565b92915050565b6000602082840312156139805761397f613480565b5b600061398e84828501613955565b91505092915050565b600060ff82169050919050565b6139ad81613997565b81146139b857600080fd5b50565b6000813590506139ca816139a4565b92915050565b6000602082840312156139e6576139e5613480565b5b60006139f4848285016139bb565b91505092915050565b613a0681613997565b82525050565b6000602082019050613a2160008301846139fd565b92915050565b600082825260208201905092915050565b6000613a438261332e565b613a4d8185613a27565b9350613a5d81856020860161334a565b613a6681613374565b84019150509291</text:p>
      <text:p text:style-name="Standard">5050565b60006040820190508181036000830152613a8b8185613a38565b9050613a9a6020830184613914565b9392505050565b600080600060608486031215613aba57613ab9613480565b5b6000613ac886828701613651565b9350506020613ad986828701613651565b925050604084013567ffffffffffffffff811115613afa57613af9613485565b5b613b0686828701613591565b9150509250925092565b60006080820190508181036000830152613b2a8187613a38565b90508181036020830152613b3e8186613a38565b9050613b4d6040830185613733565b613b5a6060830184613914565b95945050505050565b60008060408385031215613b7a57613b79613480565b5b6000613b8885828601613651565b9<text:soft-page-break/>25050602083013567ffffffffffffffff811115613ba957613ba8613485565b5b613bb585828601613591565b9150509250929050565b7f43616c6c6572206973206e6f742061207265676973746572656420706174696560008201527f6e74000000000000000000000000000000000000000000000000000000000000602082015250565b6000613c1b602283613a27565b9150613c2682613bbf565b604082019050919050565b60006020820190508181036000830152613c4a81613c0e565b9050919050565b7f4e487b7100000000000000000000000000000000000000000000000000000000600052602260045260246000fd5b60006002820490506001821680613c9857607f821691505b602082108103613cab57613caa613c51565b5b50919050565b7f4e487b7100000000000000000000000000000000000000000000000000000000600052601160045260246000fd5b6000613ceb82613666565b9150613cf683613666565b9250828201905080821115613d0e57613d0d613cb1565b5b92915050565b7f4e487b7100000000000000000000000000000000000000000000000000000000600052603260045260246000fd5b6000613d4e82613666565b91507fffffffffffffffffffffffffffffffffffffffffffffffffffffffffffffffff8203613d8057613d7f613cb1565b5b600182019050919050565b6000604082019050613da060008301856136dc565b8181036020830152613db28184613a38565b90509392505050565b7f4865616c746820646174612073656e7400000000000000000000000000000000600082015250565b6000613df1601083613a27565b9150613dfc82613dbb565b602082019050919050565b60006020820190508181036000830152613e2081613de4565b9050919050565b7f46616d696c79206d656d626572206973206e6f74207265676973746572656400600082015250565b6000613e5d601f83613a27565b9150613e6882613e27565b602082019050919050565b60006020820190508181036000830152613e8c81613e50565b9050919050565b7f457870657274206973206e6f742061737369676e656420746f2074686973207060008201527f617469656e740000000000000000000000000000000000000000000000000000602082015250565b6000613eef602683613a27565b9150613efa82613e93565b604082019050919050565b60006020820190508181036000830152613f1e81613ee2565b9050919050565b6000613f3082613666565b9150613f3b83613666565b9250828203905081811115613f5357613f52613cb1565b5b92915050565b7f4e487b7100000000000000000000000000000000000000000000000000000000600052603160045260246000fd5b6000604082019050613f9d60008301856136dc565b613faa60208301846136dc565b9392505050565b7f43616c6c6572206973206e6f742061207265676973746572656420726573656160008201527f72636820696e7374697475746500000000000000000000000000000000000000602082015250565b600061400d602d83613a27565b915061401882613fb1565b604082019050919050565b6000602082019050818103600083015261403c81614000565b9050919050565b7f50617469656e7420686173206e6f7420676976656e20636f6e73656e7420746f60008201527f2073686172652064617461207769746820522e492e0000000000000000000000602082015250565b600061409f603583613a27565b91506140aa82614043565b604082019050919050565b600060208201905081810360008301526140ce81614092565b9050919050565b7f50617469656e74206973206e6f74207265676973746572656400000000000000600082015250565b600061410b601983613a27565b9150614116826140d5565b602082019050919050565b6000602082019050818103600083015261413a816140fe565b9050919050565b600081905092915050565b50565b600061415c600083614141565b91506141678261414c565b600082019050919050565b600061417d8261414f565b9150819050919050565b7f5472616e73666572206661696c65640000000000000000000000000000000000600082015250565b60006141bd600f83613a27565b91506141c882614187565b602082019050919050565b600060208201905081810360008301526141ec816141b0565b9050919050565b600060408201905061420860008301856136dc565b6142156020830184613733565b9392505050565b7f45787065727420697320616c7265616479207265676973746572656400000000600082015250565b6000614252601c83613a27565b915061425d8261421c565b602082019050919050565b6000602082019050818103600083015261428181614245565b9050919050565b60008190508160005260206000209050919050565b60006020601f8301049050919050565b600082821b905092915050565b6000600883026142ea7fffffffffffffffffffffffffffffffffffffffffffffffffffffffffffffffff826142ad565b6142f486836142ad565b95508019841693508086168417925050509392505050565b6000819050919050565b600061433161432c61432784613666565b61430c565b613666565b9050919050565b6000819050919050565b61434b83614316565b61435f61435782614338565b8484546142ba565b825550505050565b600090565b614374614367565b61437f818484614342565b505050565b5b818110156143a35761439860008261436c565b600181019050614385565b5050565b601f8211156143e8576143b981614288565b6143c28461429d565b810160208510156143d157<text:soft-page-break/>8190505b6143e56143dd8561429d565b830182614384565b50505b505050565b600082821c905092915050565b600061440b600019846008026143ed565b1980831691505092915050565b600061442483836143fa565b9150826002028217905092915050565b61443d8261332e565b67ffffffffffffffff81111561445657614455613494565b5b6144608254613c80565b61446b8282856143a7565b600060209050601f83116001811461449e576000841561448c578287015190505b6144968582614418565b8655506144fe565b601f1984166144ac86614288565b60005b828110156144d4578489015182556001820191506020850194506020810190506144af565b868310156144f157848901516144ed601f8916826143fa565b8355505b6001600288020188555050505b505050505050565b600060808201905061451b60008301876136dc565b818103602083015261452d8186613a38565b905081810360408301526145418185613a38565b90506145506060830184613733565b95945050505050565b7f457870657274206973206e6f7420726567697374657265640000000000000000600082015250565b600061458f601883613a27565b915061459a82614559565b602082019050919050565b600060208201905081810360008301526145be81614582565b9050919050565b7f45787065727420697320616c7265616479206164646564000000000000000000600082015250565b60006145fb601783613a27565b9150614606826145c5565b602082019050919050565b6000602082019050818103600083015261462a816145ee565b9050919050565b600060408201905061464660008301856136dc565b6146536020830184613914565b9392505050565b7f507269766163792073636f7265206d757374206265206265747765656e20302060008201527f616e642035000000000000000000000000000000000000000000000000000000602082015250565b60006146b6602583613a27565b91506146c18261465a565b604082019050919050565b600060208201905081810360008301526146e5816146a9565b9050919050565b7f50617469656e7420697320616c72656164792072656769737465726564000000600082015250565b6000614722601d83613a27565b915061472d826146ec565b602082019050919050565b6000602082019050818103600083015261475181614715565b9050919050565b7f43616c6c6572206973206e6f7420612072656769737465726564206865616c7460008201527f6863617265206578706572740000000000000000000000000000000000000000602082015250565b60006147b4602c83613a27565b91506147bf82614758565b604082019050919050565b600060208201905081810360008301526147e3816147a7565b9050919050565b7f596f7520617265206e6f7420617574686f72697a656420746f2073656e64206460008201527f61746120666f7220746869732070617469656e74000000000000000000000000602082015250565b6000614846603483613a27565b9150614851826147ea565b604082019050919050565b6000602082019050818103600083015261487581614839565b9050919050565b7f526573656172636820696e73746974757465206973206e6f742072656769737460008201527f6572656400000000000000000000000000000000000000000000000000000000602082015250565b60006148d8602483613a27565b91506148e38261487c565b604082019050919050565b60006020820190508181036000830152614907816148cb565b9050919050565b600060808201905061492360008301876136dc565b61493060208301866136dc565b61493d60408301856136dc565b818103606083015261494f8184613a38565b905095945050505050565b7f4865616c746820646174612073656e7420746f20526573656172636820496e7360008201527f7469747574650000000000000000000000000000000000000000000000000000602082015250565b60006149b6602683613a27565b91506149c18261495a565b604082019050919050565b600060208201905081810360008301526149e5816149a9565b9050919050565b7f46616d696c79206d656d62657220697320616c7265616479207265676973746560008201527f7265640000000000000000000000000000000000000000000000000000000000602082015250565b6000614a48602383613a27565b9150614a53826149ec565b604082019050919050565b60006020820190508181036000830152614a7781614a3b565b9050919050565b7f496e7374697475746520697320616c7265616479207265676973746572656400600082015250565b6000614ab4601f83613a27565b9150614abf82614a7e565b602082019050919050565b60006020820190508181036000830152614ae381614aa7565b9050919050565b7f596f7520617265206e6f7420617574686f72697a656420746f2073656e64206160008201527f206d65737361676520746f20746869732070617469656e740000000000000000602082015250565b6000614b46603883613a27565b9150614b5182614aea565b604082019050919050565b60006020820190508181036000830152614b7581614b39565b9050919050565b7f4d6573736167652063616e6e6f7420626520656d707479000000000000000000600082015250565b6000614bb2601783613a27565b9150614bbd82614b7c565b602082019050919050565b60006020820190508181036000830152614be181614ba5565b9050919050565b6000606082019050614bfd6000830186<text:soft-page-break/>6136dc565b614c0a60208301856136dc565b8181036040830152614c1c8184613a38565b9050949350505050565b7f4d6573736167652072656365697665642066726f6d206865616c74686361726560008201527f2065787065727400000000000000000000000000000000000000000000000000602082015250565b6000614c82602783613a27565b9150614c8d82614c26565b604082019050919050565b60006020820190508181036000830152614cb181614c75565b905091905056fe52656d696e6465723a20506c656173652073656e6420796f7572206865616c746820646174612ea2646970667358221220ff3b143aa7f1f867941047af6991692bcd81d7bece766061f9613846e6ad81c264736f6c63430008140033",</text:p>
      <text:p text:style-name="Standard"><text:s text:c="2"/>"deployedBytecode": "0x6080604052600436106101e35760003560e01c80636632913911610102578063b5c884f011610095578063ddfcb6f811610064578063ddfcb6f814610730578063e40fb5b514610759578063f20648db14610796578063f497e189146107bf576101e3565b8063b5c884f01461064c578063ba19823f14610675578063c811242b146106b3578063ccb7702a146106f0576101e3565b80639cdaaad8116100d15780639cdaaad814610591578063a08c0df3146105ce578063a99ad4ee1461060c578063ab39f86c14610623576101e3565b806366329139146104c3578063824c5cfb146104ee57806385a554011461052b5780639b5bb14c14610554576101e3565b806347947e1e1161017a5780635d3893f5116101495780635d3893f5146103f55780635df8802714610420578063641f3da91461045d57806365c55fd41461049a576101e3565b806347947e1e1461033b5780634ee96f43146103645780635026176e1461038f57806359843b29146103cc576101e3565b8063308d8f87116101b6578063308d8f87146102b6578063330658ed146102df5780633b86e9b2146103085780633bd8159514610324576101e3565b806305ec4e71146101e857806307c4d43e146102135780631fce45011461023c5780632c2956f614610279575b600080fd5b3480156101f457600080fd5b506101fd6107ea565b60405161020a9190613454565b60405180910390f35b34801561021f57600080fd5b5061023a600480360381019061023591906135bf565b610ae0565b005b34801561024857600080fd5b50610263600480360381019061025e919061369c565b610f38565b60405161027091906136eb565b60405180910390f35b34801561028557600080fd5b506102a0600480360381019061029b9190613706565b610f86565b6040516102ad9190613742565b60405180910390f35b3480156102c257600080fd5b506102dd60048036038101906102d89190613706565b610fcf565b005b3480156102eb57600080fd5b5061030660048036038101906103019190613706565b61118d565b005b610322600480360381019061031d9190613706565b61157e565b005b34801561033057600080fd5b5061033961180e565b005b34801561034757600080fd5b50610362600480360381019061035d919061375d565b611909565b005b34801561037057600080fd5b50610379611af8565b60405161038691906138a6565b60405180910390f35b34801561039b57600080fd5b506103b660048036038101906103b191906138c8565b611b86565b6040516103c39190613923565b60405180910390f35b3480156103d857600080fd5b506103f360048036038101906103ee9190613706565b611bb5565b005b34801561040157600080fd5b5061040a611f0a565b6040516104179190613742565b60405180910390f35b34801561042c57600080fd5b506104476004803603810190610442919061369c565b611f17565b60405161045491906136eb565b60405180910390f35b34801561046957600080fd5b50610484600480360381019061047f9190613706565b611f65565b6040516104919190613923565b60405180910390f35b3480156104a657600080fd5b506104c160048036038101906104bc919061396a565b611f85565b005b3480156104cf57600080fd5b506104d86120a4565b6040516104e591906138a6565b60405180910390f35b3480156104fa57600080fd5b5061051560048036038101906105109190613706565b612132565b6040516105229190613742565b60405180910390f35b34801561053757600080fd5b50610552600480360381019061054d91906139d0565b61214a565b005b34801561056057600080fd5b5061057b60048036038101906105769190613706565b612278565b6040516105889190613a0c565b60405180910390f35b34801561059d57600080fd5b506105b860048036038101906105b39190613706565b612298565b6040516105c59190613923565b60405180910390f35b3480156105da57600080fd5b506105f560048036038101906105f09190613706565b6122b8565b604051610603929190613a71565b60405180910390f35b34801561061857600080fd5b50610621612371565b005b34801561062f57600080fd5b5061064a60048036038101906106459190613aa1565b6124f1565b005b34801561065857600080fd5b50610673600480360381019061066e91906135bf565b61290b565b005b34801561068157600080fd5b5061069c60048036038101906106979190613706565b612aca565b6040516106aa929190613a71565b60405180910390f35b3480156106bf57600080fd5b506106da600480360381<text:soft-page-break/>01906106d59190613706565b612b83565b6040516106e79190613a0c565b60405180910390f35b3480156106fc57600080fd5b5061071760048036038101906107129190613706565b612bd9565b6040516107279493929190613b10565b60405180910390f35b34801561073c57600080fd5b50610757600480360381019061075291906135bf565b612d26565b005b34801561076557600080fd5b50610780600480360381019061077b9190613706565b612ee5565b60405161078d9190613923565b60405180910390f35b3480156107a257600080fd5b506107bd60048036038101906107b89190613b63565b612f43565b005b3480156107cb57600080fd5b506107d46132f5565b6040516107e19190613742565b60405180910390f35b6060600160003373ffffffffffffffffffffffffffffffffffffffff1673ffffffffffffffffffffffffffffffffffffffff16815260200190815260200160002060009054906101000a900460ff16610878576040517f08c379a000000000000000000000000000000000000000000000000000000000815260040161086f90613c31565b60405180910390fd5b6000600760003373ffffffffffffffffffffffffffffffffffffffff1673ffffffffffffffffffffffffffffffffffffffff168152602001908152602001600020805480602002602001604051908101604052809291908181526020016000905b828210156109855783829060005260206000200180546108f890613c80565b80601f016020809104026020016040519081016040528092919081815260200182805461092490613c80565b80156109715780601f1061094657610100808354040283529160200191610971565b820191906000526020600020905b81548152906001019060200180831161095457829003601f168201915b5050505050815260200190600101906108d9565b505050509050610e10600960003373ffffffffffffffffffffffffffffffffffffffff1673ffffffffffffffffffffffffffffffffffffffff168152602001908152602001600020546109d89190613ce0565b4210610ad8576000600182516109ee9190613ce0565b67ffffffffffffffff811115610a0757610a06613494565b5b604051908082528060200260200182016040528015610a3a57816020015b6060815260200190600190039081610a255790505b50905060005b8251811015610a9557828181518110610a5c57610a5b613d14565b5b6020026020010151828281518110610a7757610a76613d14565b5b60200260200101819052508080610a8d90613d43565b915050610a40565b50604051806060016040528060278152602001614cb96027913981835181518110610ac357610ac2613d14565b5b60200260200101819052508092505050610add565b809150505b90565b600160003373ffffffffffffffffffffffffffffffffffffffff1673ffffffffffffffffffffffffffffffffffffffff16815260200190815260200160002060009054906101000a900460ff16610b6c576040517f08c379a0000000000000000000000000000000000000000000000000000000008152600401610b6390613c31565b60405180910390fd5b42600960003373ffffffffffffffffffffffffffffffffffffffff1673ffffffffffffffffffffffffffffffffffffffff168152602001908152602001600020819055507f64695f99da652f80ca507cfe5db583bae45a6e33d9de8302e10e26ce401b75233382604051610be1929190613d8b565b60405180910390a16000600460003373ffffffffffffffffffffffffffffffffffffffff1673ffffffffffffffffffffffffffffffffffffffff168152602001908152602001600020805480602002602001604051908101604052809291908181526020018280548015610caa57602002820191906000526020600020905b8160009054906101000a900473ffffffffffffffffffffffffffffffffffffffff1673ffffffffffffffffffffffffffffffffffffffff1681526020019060010190808311610c60575b5050505050905060005b8151811015610dcd57600560003373ffffffffffffffffffffffffffffffffffffffff1673ffffffffffffffffffffffffffffffffffffffff1681526020019081526020016000206000838381518110610d1157610d10613d14565b5b602002602001015173ffffffffffffffffffffffffffffffffffffffff1673ffffffffffffffffffffffffffffffffffffffff16815260200190815260200160002060009054906101000a900460ff1615610dba577faece666aedcf6d97b261e24f58ddff41b82c9aff3169fb065540d81c04e5c079828281518110610d9a57610d99613d14565b5b602002602001015184604051610db1929190613d8b565b60405180910390a15b8080610dc590613d43565b915050610cb4565b506000600660003373ffffffffffffffffffffffffffffffffffffffff1673ffffffffffffffffffffffffffffffffffffffff168152602001908152602001600020805480602002602001604051908101604052809291908181526020018280548015610e8f57602002820191906000526020600020905b8160009054906101000a900473ffffffffffffffffffffffffffffffffffffffff1673ffffffffffffffffffffffffffffffffffffffff1681526020019060010190808311610e45575b5050505050905060005b8151811015610f3257818181518110610eb557610eb4613d14565b5b602002602001015173ffffffffffffffffffffffffffffffffffffffff163373ffffffffffffffffffffffffffffffffffffffff167f2ce302443df202e755c7cfe3a081b971183cf4eb1504cb836eb256562e6275bb604051610f1790613e07565b60405180910390a38080610f2a90613d43565b915050610e99565b50505050565b60046020528160005260406000208181548110610f5457600080fd5b906000526020600020016000915091509054906101000a900473ffffffffffffffffffffffffffffffffffffffff1681565b6000600960008373ffffffffffffffffffffffffffffffffffffffff1673ffffffffffffffffffffffffffffffffffffffff1681526020<text:soft-page-break/>01908152602001600020549050919050565b600160003373ffffffffffffffffffffffffffffffffffffffff1673ffffffffffffffffffffffffffffffffffffffff16815260200190815260200160002060009054906101000a900460ff1661105b576040517f08c379a000000000000000000000000000000000000000000000000000000000815260040161105290613c31565b60405180910390fd5b600360008273ffffffffffffffffffffffffffffffffffffffff1673ffffffffffffffffffffffffffffffffffffffff16815260200190815260200160002060010160009054906101000a900460ff166110ea576040517f08c379a00000000000000000000000000000000000000000000000000000000081526004016110e190613e73565b60405180910390fd5b600660003373ffffffffffffffffffffffffffffffffffffffff1673ffffffffffffffffffffffffffffffffffffffff168152602001908152602001600020819080600181540180825580915050600190039060005260206000200160009091909190916101000a81548173ffffffffffffffffffffffffffffffffffffffff021916908373ffffffffffffffffffffffffffffffffffffffff16021790555050565b600160003373ffffffffffffffffffffffffffffffffffffffff1673ffffffffffffffffffffffffffffffffffffffff16815260200190815260200160002060009054906101000a900460ff16611219576040517f08c379a000000000000000000000000000000000000000000000000000000000815260040161121090613c31565b60405180910390fd5b600560003373ffffffffffffffffffffffffffffffffffffffff1673ffffffffffffffffffffffffffffffffffffffff16815260200190815260200160002060008273ffffffffffffffffffffffffffffffffffffffff1673ffffffffffffffffffffffffffffffffffffffff16815260200190815260200160002060009054906101000a900460ff166112e2576040517f08c379a00000000000000000000000000000000000000000000000000000000081526004016112d990613f05565b60405180910390fd5b6000600560003373ffffffffffffffffffffffffffffffffffffffff1673ffffffffffffffffffffffffffffffffffffffff16815260200190815260200160002060008373ffffffffffffffffffffffffffffffffffffffff1673ffffffffffffffffffffffffffffffffffffffff16815260200190815260200160002060006101000a81548160ff021916908315150217905550600060</text:p>
      <text:p text:style-name="Standard">0460003373ffffffffffffffffffffffffffffffffffffffff1673ffffffffffffffffffffffffffffffffffffffff168152602001908152602001600020905060005b8180549050811015611540578273ffffffffffffffffffffffffffffffffffffffff168282815481106113f3576113f2613d14565b5b9060005260206000200160009054906101000a900473ffffffffffffffffffffffffffffffffffffffff1673ffffffffffffffffffffffffffffffffffffffff160361152d57816001838054905061144b9190613f25565b8154811061145c5761145b613d14565b5b9060005260206000200160009054906101000a900473ffffffffffffffffffffffffffffffffffffffff1682828154811061149a57611499613d14565b5b9060005260206000200160006101000a81548173ffffffffffffffffffffffffffffffffffffffff021916908373ffffffffffffffffffffffffffffffffffffffff160217905550818054806114f3576114f2613f59565b5b6001900381819060005260206000200160006101000a81549073ffffffffffffffffffffffffffffffffffffffff02191690559055611540565b808061153890613d43565b9150506113bd565b507f741778a9d3ce68d849d8274f8496c83675c0f95130e91b7a35c22a629d36892d3383604051611572929190613f88565b60405180910390a15050565b600260003373ffffffffffffffffffffffffffffffffffffffff1673ffffffffffffffffffffffffffffffffffffffff16815260200190815260200160002060010160009054906101000a900460ff1661160d576040517f08c379a000000000000000000000000000000000000000000000000000000000815260040161160490614023565b60405180910390fd5b600a60008273ffffffffffffffffffffffffffffffffffffffff1673ffffffffffffffffffffffffffffffffffffffff16815260200190815260200160002060009054906101000a900460ff16611699576040517f08c379a0000000000000000000000000000000000000000000000000000000008152600401611690906140b5565b60405180910390fd5b600160008273ffffffffffffffffffffffffffffffffffffffff1673ffffffffffffffffffffffffffffffffffffffff16815260200190815260200160002060009054906101000a900460ff16611725576040517f08c379a000000000000000000000000000000000000000000000000000000000815260040161171c90614121565b60405180910390fd5b60008173ffffffffffffffffffffffffffffffffffffffff163460405161174b90614172565b60006040518083038185875af1925050503d8060008114611788576040519150601f19603f3d011682016040523d82523d6000602084013e61178d565b606091505b50509050806117d1576040517f08c379a00000000000000000000000000000000000000000000000000000000081526004016117c8906141d3565b60405180910390fd5b7fce0c480ee45d4fe2b82701624641e6421c22a1403b8162bb0c519de360fc237582346040516118029291906141f3565b60405180910390a15050565b600042905060005b600b80549050811015611905576000600b828154811061183957611838613d14565b5b9060005260206000200160009054906101000a900473ffffffffffffffffffffffffffffffffffffffff169050610e10600960008373ffffffffffffffffffffffffffffffffffffffff1673ffffffffffffffffffffffffffffffffffffffff168152602001908152602001600020546118b39190613ce0565b83106118f1577fbd8cbc9028c8d68791e8c0b74fe48f23e79fd1b4d8c03de93cbf9274a23db6e4816040516118e891906136eb565<text:soft-page-break/>b60405180910390a15b5080806118fd90613d43565b915050611816565b5050565b6000803373ffffffffffffffffffffffffffffffffffffffff1673ffffffffffffffffffffffffffffffffffffffff16815260200190815260200160002060030160009054906101000a900460ff1615611998576040517f08c379a000000000000000000000000000000000000000000000000000000000815260040161198f90614268565b60405180910390fd5b6040518060800160405280848152602001838152602001828152602001600115158152506000803373ffffffffffffffffffffffffffffffffffffffff1673ffffffffffffffffffffffffffffffffffffffff1681526020019081526020016000206000820151816000019081611a0f9190614434565b506020820151816001019081611a259190614434565b506040820151816002015560608201518160030160006101000a81548160ff021916908315150217905550905050600c339080600181540180825580915050600190039060005260206000200160009091909190916101000a81548173ffffffffffffffffffffffffffffffffffffffff021916908373ffffffffffffffffffffffffffffffffffffffff1602179055507fc5b0ab902c21167992aeb93dc9b2aa5e9524f0310634ea9447c68b0951b9c12833848484604051611aeb9493929190614506565b60405180910390a1505050565b6060600c805480602002602001604051908101604052809291908181526020018280548015611b7c57602002820191906000526020600020905b8160009054906101000a900473ffffffffffffffffffffffffffffffffffffffff1673ffffffffffffffffffffffffffffffffffffffff1681526020019060010190808311611b32575b5050505050905090565b60056020528160005260406000206020528060005260406000206000915091509054906101000a900460ff1681565b600160003373ffffffffffffffffffffffffffffffffffffffff1673ffffffffffffffffffffffffffffffffffffffff16815260200190815260200160002060009054906101000a900460ff16611c41576040517f08c379a0000000000000000000000000000000000000000000000000000000008152600401611c3890613c31565b60405180910390fd5b6000808273ffffffffffffffffffffffffffffffffffffffff1673ffffffffffffffffffffffffffffffffffffffff16815260200190815260200160002060030160009054906101000a900460ff16611ccf576040517f08c379a0000000000000000000000000000000000000000000000000000000008152600401611cc6906145a5565b60405180910390fd5b600560003373ffffffffffffffffffffffffffffffffffffffff1673ffffffffffffffffffffffffffffffffffffffff16815260200190815260200160002060008273ffffffffffffffffffffffffffffffffffffffff1673ffffffffffffffffffffffffffffffffffffffff16815260200190815260200160002060009054906101000a900460ff1615611d99576040517f08c379a0000000000000000000000000000000000000000000000000000000008152600401611d9090614611565b60405180910390fd5b6001600560003373ffffffffffffffffffffffffffffffffffffffff1673ffffffffffffffffffffffffffffffffffffffff16815260200190815260200160002060008373ffffffffffffffffffffffffffffffffffffffff1673ffffffffffffffffffffffffffffffffffffffff16815260200190815260200160002060006101000a81548160ff021916908315150217905550600460003373ffffffffffffffffffffffffffffffffffffffff1673ffffffffffffffffffffffffffffffffffffffff168152602001908152602001600020819080600181540180825580915050600190039060005260206000200160009091909190916101000a81548173ffffffffffffffffffffffffffffffffffffffff021916908373ffffffffffffffffffffffffffffffffffffffff1602179055507fabc5292fd2d6df651bd776b6ed9050ce1aee3a13bb37b6ad7033de05e93d10bc3382604051611eff929190613f88565b60405180910390a150565b6000600c80549050905090565b60066020528160005260406000208181548110611f3357600080fd5b906000526020600020016000915091509054906101000a900473ffffffffffffffffffffffffffffffffffffffff1681565b600a6020528060005260406000206000915054906101000a900460ff1681565b600160003373ffffffffffffffffffffffffffffffffffffffff1673ffffffffffffffffffffffffffffffffffffffff16815260200190815260200160002060009054906101000a900460ff16612011576040517f08c379a000000000000000000000000000000000000000000000000000000000815260040161200890613c31565b60405180910390fd5b80600a60003373ffffffffffffffffffffffffffffffffffffffff1673ffffffffffffffffffffffffffffffffffffffff16815260200190815260200160002060006101000a81548160ff0219169083151502179055507ffa7e8167c6e55c6f92900d0372afb3f627ca276577547d719546e0c04155a7a63382604051612099929190614631565b60405180910390a150565b6060600b80548060200260200160405190810160405280929190818152602001828054801561212857602002820191906000526020600020905b8160009054906101000a900473ffffffffffffffffffffffffffffffffffffffff1673ffffffffffffffffffffffffffffffffffffffff16815260200190600101908083116120de575b5050505050905090565b60096020528060005260406000206000915090505481565b600160003373ffffffffffffffffffffffffffffffffffffffff1673ffffffffffffffffffffffffffffffffffffffff16815260200190815260200160002060009054906101000a900460ff166121d6576040517f08c379a00000000000000000000000000000000000000000000000000000000081526004016121cd90613c31565b60405180910390fd5b60058160ff16111561221d576040517f08c379a0000000000000000000000000000000000000000000000000000000008<text:soft-page-break/>152600401612214906146cc565b60405180910390fd5b80600860003373ffffffffffffffffffffffffffffffffffffffff1673ffffffffffffffffffffffffffffffffffffffff16815260200190815260200160002060006101000a81548160ff021916908360ff16021790555050565b60086020528060005260406000206000915054906101000a900460ff1681565b60016020528060005260406000206000915054906101000a900460ff1681565b60036020528060005260406000206000915090508060000180546122db90613c80565b80601f016020809104026020016040519081016040528092919081815260200182805461230790613c80565b80156123545780601f1061232957610100808354040283529160200191612354565b820191906000526020600020905b81548152906001019060200180831161233757829003601f168201915b5050505050908060010160009054906101000a900460ff16905082565b600160003373ffffffffffffffffffffffffffffffffffffffff1673ffffffffffffffffffffffffffffffffffffffff16815260200190815260200160002060009054906101000a900460ff16156123fe576040517f08c379a00000000000000000000000000000000000000000000000000000000081526004016123f590614738565b60405180910390fd5b60018060003373ffffffffffffffffffffffffffffffffffffffff1673ffffffffffffffffffffffffffffffffffffffff16815260200190815260200160002060006101000a81548160ff021916908315150217905550600b339080600181540180825580915050600190039060005260206000200160009091909190916101000a81548173ffffffffffffffffffffffffffffffffffffffff021916908373ffffffffffffffffffffffffffffffffffffffff1602179055507fc9fa2003fca4ce0dfc8cb0deae32266b715536df6685365b05b5be96ede8e49c336040516124e791906136eb565b60405180910390a1565b6000803373ffffffffffffffffffffffffffffffffffffffff1673ffffffffffffffffffffffffffffffffffffffff16815260200190815260200160002060030160009054906101000a900460ff1661257f576040517f08c379a0000000000000000000000000000000000000000000000000000000008152600401612576906147ca565b60405180910390fd5b600a60008473ffffffffffffffffffffffffffffffffffffffff1673ffffffffffffffffffffffffffffffffffffffff16815260200190815260200160002060009054906101000a900460ff1661260b576040517f08c379a0000000000000000000000000000000000000000000000000000000008152600401612602906140b5565b60405180910390fd5b600560008473ffffffffffffffffffffffffffffffffffffffff1673ffffffffffffffffffffffffffffffffffffffff16815260200190815260200160002060003373ffffffffffffffffffffffffffffffffffffffff1673ffffffffffffffffffffffffffffffffffffffff16815260200190815260200160002060009054906101000a900460ff166126d4576040517f08c379a00000000000000000000000000000000000000000000000000000000081526004016126cb9061485c565b60405180910390fd5b600260008373ffffffffffffffffffffffffffffffffffffffff1673fffffffffffffffffffffffffffffffffff</text:p>
      <text:p text:style-name="Standard">fffff16815260200190815260200160002060010160009054906101000a900460ff16612763576040517f08c379a000000000000000000000000000000000000000000000000000000000815260040161275a906148ee565b60405180910390fd5b7f98d707db412eebdfef3aab5f9a0f811ce67134af0da2b6647811afc360b17e0233848484604051612798949392919061490e565b60405180910390a16000600660008573ffffffffffffffffffffffffffffffffffffffff1673ffffffffffffffffffffffffffffffffffffffff16815260200190815260200160002080548060200260200160405190810160405280929190818152602001828054801561286157602002820191906000526020600020905b8160009054906101000a900473ffffffffffffffffffffffffffffffffffffffff1673ffffffffffffffffffffffffffffffffffffffff1681526020019060010190808311612817575b5050505050905060005b81518110156129045781818151811061288757612886613d14565b5b602002602001015173ffffffffffffffffffffffffffffffffffffffff168573ffffffffffffffffffffffffffffffffffffffff167f2ce302443df202e755c7cfe3a081b971183cf4eb1504cb836eb256562e6275bb6040516128e9906149cc565b60405180910390a380806128fc90613d43565b91505061286b565b5050505050565b600360003373ffffffffffffffffffffffffffffffffffffffff1673ffffffffffffffffffffffffffffffffffffffff16815260200190815260200160002060010160009054906101000a900460ff161561299b576040517f08c379a000000000000000000000000000000000000000000000000000000000815260040161299290614a5e565b60405180910390fd5b604051806040016040528082815260200160011515815250600360003373ffffffffffffffffffffffffffffffffffffffff1673ffffffffffffffffffffffffffffffffffffffff1681526020019081526020016000206000820151816000019081612a079190614434565b5060208201518160010160006101000a81548160ff021916908315150217905550905050600e339080600181540180825580915050600190039060005260206000200160009091909190916101000a81548173ffffffffffffffffffffffffffffffffffffffff021916908373ffffffffffffffffffffffffffffffffffffffff1602179055507f5d24cf61124f2cced6e1ded98826725ffd4a374a2722f5c358b18f7706c991c03382604051612abf929190613d8b565b60405180910390a150565b6002602052806000526040600020600091509050806000018054612aed90613c80565b80601f016020809104026020016<text:soft-page-break/>0405190810160405280929190818152602001828054612b1990613c80565b8015612b665780601f10612b3b57610100808354040283529160200191612b66565b820191906000526020600020905b815481529060010190602001808311612b4957829003601f168201915b5050505050908060010160009054906101000a900460ff16905082565b6000600860008373ffffffffffffffffffffffffffffffffffffffff1673ffffffffffffffffffffffffffffffffffffffff16815260200190815260200160002060009054906101000a900460ff169050919050565b6000602052806000526040600020600091509050806000018054612bfc90613c80565b80601f0160208091040260200160405190810160405280929190818152602001828054612c2890613c80565b8015612c755780601f10612c4a57610100808354040283529160200191612c75565b820191906000526020600020905b815481529060010190602001808311612c5857829003601f168201915b505050505090806001018054612c8a90613c80565b80601f0160208091040260200160405190810160405280929190818152602001828054612cb690613c80565b8015612d035780601f10612cd857610100808354040283529160200191612d03565b820191906000526020600020905b815481529060010190602001808311612ce657829003601f168201915b5050505050908060020154908060030160009054906101000a900460ff16905084565b600260003373ffffffffffffffffffffffffffffffffffffffff1673ffffffffffffffffffffffffffffffffffffffff16815260200190815260200160002060010160009054906101000a900460ff1615612db6576040517f08c379a0000000000000000000000000000000000000000000000000000000008152600401612dad90614aca565b60405180910390fd5b604051806040016040528082815260200160011515815250600260003373ffffffffffffffffffffffffffffffffffffffff1673ffffffffffffffffffffffffffffffffffffffff1681526020019081526020016000206000820151816000019081612e229190614434565b5060208201518160010160006101000a81548160ff021916908315150217905550905050600d339080600181540180825580915050600190039060005260206000200160009091909190916101000a81548173ffffffffffffffffffffffffffffffffffffffff021916908373ffffffffffffffffffffffffffffffffffffffff1602179055507f1b804782f82499dcf0a7180ceb72b08031b2f4e9a3aaf765bf3a5b360de400c13382604051612eda929190613d8b565b60405180910390a150565b600080429050610e10600960008573ffffffffffffffffffffffffffffffffffffffff1673ffffffffffffffffffffffffffffffffffffffff16815260200190815260200160002054612f389190613ce0565b811015915050919050565b6000803373ffffffffffffffffffffffffffffffffffffffff1673ffffffffffffffffffffffffffffffffffffffff16815260200190815260200160002060030160009054906101000a900460ff16612fd1576040517f08c379a0000000000000000000000000000000000000000000000000000000008152600401612fc8906147ca565b60405180910390fd5b600560008373ffffffffffffffffffffffffffffffffffffffff1673ffffffffffffffffffffffffffffffffffffffff16815260200190815260200160002060003373ffffffffffffffffffffffffffffffffffffffff1673ffffffffffffffffffffffffffffffffffffffff16815260200190815260200160002060009054906101000a900460ff1661309a576040517f08c379a000000000000000000000000000000000000000000000000000000000815260040161309190614b5c565b60405180910390fd5b60008151116130de576040517f08c379a00000000000000000000000000000000000000000000000000000000081526004016130d590614bc8565b60405180910390fd5b600760008373ffffffffffffffffffffffffffffffffffffffff1673ffffffffffffffffffffffffffffffffffffffff1681526020019081526020016000208190806001815401808255809150506001900390600052602060002001600090919091909150908161314f9190614434565b507fe2cf7446a11cbcd14cd99ea3a1bb77fb7653a64f4064d660140b5100d001e13c33838360405161318393929190614be8565b60405180910390a16000600660008473ffffffffffffffffffffffffffffffffffffffff1673ffffffffffffffffffffffffffffffffffffffff16815260200190815260200160002080548060200260200160405190810160405280929190818152602001828054801561324c57602002820191906000526020600020905b8160009054906101000a900473ffffffffffffffffffffffffffffffffffffffff1673ffffffffffffffffffffffffffffffffffffffff1681526020019060010190808311613202575b5050505050905060005b81518110156132ef5781818151811061327257613271613d14565b5b602002602001015173ffffffffffffffffffffffffffffffffffffffff168473ffffffffffffffffffffffffffffffffffffffff167f2ce302443df202e755c7cfe3a081b971183cf4eb1504cb836eb256562e6275bb6040516132d490614c98565b60405180910390a380806132e790613d43565b915050613256565b50505050565b6000600b80549050905090565b600081519050919050565b600082825260208201905092915050565b6000819050602082019050919050565b600081519050919050565b600082825260208201905092915050565b60005b8381101561336857808201518184015260208101905061334d565b60008484015250505050565b6000601f19601f8301169050919050565b60006133908261332e565b61339a8185613339565b93506133aa81856020860161334a565b6133b381613374565b840191505092915050565b60006133ca8383613385565b905092915050565b60006<text:soft-page-break/>02082019050919050565b60006133ea82613302565b6133f4818561330d565b9350836020820285016134068561331e565b8060005b85811015613442578484038952815161342385826133be565b945061342e836133d2565b925060208a0199505060018101905061340a565b50829750879550505050505092915050565b6000602082019050818103600083015261346e81846133df565b905092915050565b6000604051905090565b600080fd5b600080fd5b600080fd5b600080fd5b7f4e487b7100000000000000000000000000000000000000000000000000000000600052604160045260246000fd5b6134cc82613374565b810181811067ffffffffffffffff821117156134eb576134ea613494565b5b80604052505050565b60006134fe613476565b905061350a82826134c3565b919050565b600067ffffffffffffffff82111561352a57613529613494565b5b61353382613374565b9050602081019050919050565b82818337600083830152505050565b600061356261355d8461350f565b6134f4565b90508281526020810184848401111561357e5761357d61348f565b5b613589848285613540565b509392505050565b600082601f8301126135a6576135a561348a565b5b81356135b684826020860161354f565b91505092915050565b6000602082840312156135d5576135d4613480565b5b600082013567ffffffffffffffff8111156135f3576135f2613485565b5b6135ff84828501613591565b91505092915050565b600073ffffffffffffffffffffffffffffffffffffffff82169050919050565b600061363382613608565b9050919050565b61364381613628565b811461364e57600080fd5b50565b6000813590506136608161363a565b92915050565b6000819050919050565b61367981613666565b811461368457600080fd5b50565b60008135905061369681613670565b92915050565b600080604083850312156136b3576136b2613480565b5b60006136c185828601613651565b92505060206136d285828601613687565b9150509250929050565b6136e581613628565b82525050565b600060208201905061370060008301846136dc565b92915050565b60006020828403121561371c5761371b613480565b5b600061372a84828501613651565b91505092915050565b61373c81613666565b82525050565b60006020820190506137576000830184613733565b92915050565b60008060006060848603121561377657613775613480565b5b600084013567ffffffffffffffff81111561379457613793613485565b5b6137a086828701613591565b935050602084013567ffffffffffffffff8111156137c1576137c0613485565b5b6137cd86828701613591565b92505060406137de86828701613687565b9150509250925092565b600081519050919050565b600082825260208201905092915050565b6000819050602082019050919050565b61381d81613628565b82525050565b600061382f8383613814565b60208301905092915050565b6000602082019050919050565b6000613853826137e8565b61385d81856137f3565b935061386883613804565b8060005b838110156138995781516138808882613823565b975061388b8361383b565b92505060018101905061386c565b5085935050505092915050565b600060208201905081810360008301526138c08184613848565b905092915050565b600080604083850312156138df576138de613480565b5b60006138ed85828601613651565b92505060206138fe85828601613651565b9150509250929050565b60008115159050919050565b61391d81613908565b82525050565b60006020820190506139386000830184613914565b92915050565b61394781613908565b811461395257600080fd5b50565b6000813590506139648161393e565b92915050565b6000602082840312156139805761397f613480565b5b600061398e84828501613955565b91505092915050565b600060ff82169050919050565b6139ad81613997565b81146139b857600080fd5b50565b6000813590506139ca816139a4565b92915050565b6000602082840312156139e6576139e5613480565b5b60006139f4848285016139bb565b91505092915050565b613a0681613997565b82525050565b6000602082019050613a2160008301846139fd565b92915050565b600082825260208201905092915050565b6000613a438261332e565b613a4d8185613a27565b9350613a5d81856020860161334a565b613a6681613374565b840191505092915050565b60006040820190508181036000830152613a8b8185613a38</text:p>
      <text:p text:style-name="Standard">565b9050613a9a6020830184613914565b9392505050565b600080600060608486031215613aba57613ab9613480565b5b6000613ac886828701613651565b9350506020613ad986828701613651565b925050604084013567ffffffffffffffff811115613afa57613af9613485565b5b613b0686828701613591565b9150509250925092565b60006080820190508181036000830152613b2a8187613a38565b90508181036020830152613b3e8186613a38565b9050613b4d6040830185613733565b613b5a6060830184613914565b95945050505050565b60008060408385031215613b7a57613b79613480565b5b6000613b8885828601613651565b925050602083013567ffffffffffffffff811115613ba957613ba8613485565b5b613bb585828601613591565b9150509250929050565b7f43616c6c6572206973206e6f742061207265676973746572656420706174696560008201527f6e7400000000000000000000000000000000<text:soft-page-break/>0000000000000000000000000000602082015250565b6000613c1b602283613a27565b9150613c2682613bbf565b604082019050919050565b60006020820190508181036000830152613c4a81613c0e565b9050919050565b7f4e487b7100000000000000000000000000000000000000000000000000000000600052602260045260246000fd5b60006002820490506001821680613c9857607f821691505b602082108103613cab57613caa613c51565b5b50919050565b7f4e487b7100000000000000000000000000000000000000000000000000000000600052601160045260246000fd5b6000613ceb82613666565b9150613cf683613666565b9250828201905080821115613d0e57613d0d613cb1565b5b92915050565b7f4e487b7100000000000000000000000000000000000000000000000000000000600052603260045260246000fd5b6000613d4e82613666565b91507fffffffffffffffffffffffffffffffffffffffffffffffffffffffffffffffff8203613d8057613d7f613cb1565b5b600182019050919050565b6000604082019050613da060008301856136dc565b8181036020830152613db28184613a38565b90509392505050565b7f4865616c746820646174612073656e7400000000000000000000000000000000600082015250565b6000613df1601083613a27565b9150613dfc82613dbb565b602082019050919050565b60006020820190508181036000830152613e2081613de4565b9050919050565b7f46616d696c79206d656d626572206973206e6f74207265676973746572656400600082015250565b6000613e5d601f83613a27565b9150613e6882613e27565b602082019050919050565b60006020820190508181036000830152613e8c81613e50565b9050919050565b7f457870657274206973206e6f742061737369676e656420746f2074686973207060008201527f617469656e740000000000000000000000000000000000000000000000000000602082015250565b6000613eef602683613a27565b9150613efa82613e93565b604082019050919050565b60006020820190508181036000830152613f1e81613ee2565b9050919050565b6000613f3082613666565b9150613f3b83613666565b9250828203905081811115613f5357613f52613cb1565b5b92915050565b7f4e487b7100000000000000000000000000000000000000000000000000000000600052603160045260246000fd5b6000604082019050613f9d60008301856136dc565b613faa60208301846136dc565b9392505050565b7f43616c6c6572206973206e6f742061207265676973746572656420726573656160008201527f72636820696e7374697475746500000000000000000000000000000000000000602082015250565b600061400d602d83613a27565b915061401882613fb1565b604082019050919050565b6000602082019050818103600083015261403c81614000565b9050919050565b7f50617469656e7420686173206e6f7420676976656e20636f6e73656e7420746f60008201527f2073686172652064617461207769746820522e492e0000000000000000000000602082015250565b600061409f603583613a27565b91506140aa82614043565b604082019050919050565b600060208201905081810360008301526140ce81614092565b9050919050565b7f50617469656e74206973206e6f74207265676973746572656400000000000000600082015250565b600061410b601983613a27565b9150614116826140d5565b602082019050919050565b6000602082019050818103600083015261413a816140fe565b9050919050565b600081905092915050565b50565b600061415c600083614141565b91506141678261414c565b600082019050919050565b600061417d8261414f565b9150819050919050565b7f5472616e73666572206661696c65640000000000000000000000000000000000600082015250565b60006141bd600f83613a27565b91506141c882614187565b602082019050919050565b600060208201905081810360008301526141ec816141b0565b9050919050565b600060408201905061420860008301856136dc565b6142156020830184613733565b9392505050565b7f45787065727420697320616c7265616479207265676973746572656400000000600082015250565b6000614252601c83613a27565b915061425d8261421c565b602082019050919050565b6000602082019050818103600083015261428181614245565b9050919050565b60008190508160005260206000209050919050565b60006020601f8301049050919050565b600082821b905092915050565b6000600883026142ea7fffffffffffffffffffffffffffffffffffffffffffffffffffffffffffffffff826142ad565b6142f486836142ad565b95508019841693508086168417925050509392505050565b6000819050919050565b600061433161432c61432784613666565b61430c565b613666565b9050919050565b6000819050919050565b61434b83614316565b61435f61435782614338565b8484546142ba565b825550505050565b600090565b614374614367565b61437f818484614342565b505050565b5b818110156143a35761439860008261436c565b600181019050614385565b5050565b601f8211156143e8576143b981614288565b6143c28461429d565b810160208510156143d1578190505b6143e56143dd8561429d565b830182614384565b50505b505050565b600082821c905092915050565b600061440b600019846008026143ed565b1980831691505092915050565b600061442483836143fa565b9150826002028217905092915050565b61443d8261<text:soft-page-break/>332e565b67ffffffffffffffff81111561445657614455613494565b5b6144608254613c80565b61446b8282856143a7565b600060209050601f83116001811461449e576000841561448c578287015190505b6144968582614418565b8655506144fe565b601f1984166144ac86614288565b60005b828110156144d4578489015182556001820191506020850194506020810190506144af565b868310156144f157848901516144ed601f8916826143fa565b8355505b6001600288020188555050505b505050505050565b600060808201905061451b60008301876136dc565b818103602083015261452d8186613a38565b905081810360408301526145418185613a38565b90506145506060830184613733565b95945050505050565b7f457870657274206973206e6f7420726567697374657265640000000000000000600082015250565b600061458f601883613a27565b915061459a82614559565b602082019050919050565b600060208201905081810360008301526145be81614582565b9050919050565b7f45787065727420697320616c7265616479206164646564000000000000000000600082015250565b60006145fb601783613a27565b9150614606826145c5565b602082019050919050565b6000602082019050818103600083015261462a816145ee565b9050919050565b600060408201905061464660008301856136dc565b6146536020830184613914565b9392505050565b7f507269766163792073636f7265206d757374206265206265747765656e20302060008201527f616e642035000000000000000000000000000000000000000000000000000000602082015250565b60006146b6602583613a27565b91506146c18261465a565b604082019050919050565b600060208201905081810360008301526146e5816146a9565b9050919050565b7f50617469656e7420697320616c72656164792072656769737465726564000000600082015250565b6000614722601d83613a27565b915061472d826146ec565b602082019050919050565b6000602082019050818103600083015261475181614715565b9050919050565b7f43616c6c6572206973206e6f7420612072656769737465726564206865616c7460008201527f6863617265206578706572740000000000000000000000000000000000000000602082015250565b60006147b4602c83613a27565b91506147bf82614758565b604082019050919050565b600060208201905081810360008301526147e3816147a7565b9050919050565b7f596f7520617265206e6f7420617574686f72697a656420746f2073656e64206460008201527f61746120666f7220746869732070617469656e74000000000000000000000000602082015250565b6000614846603483613a27565b9150614851826147ea565b604082019050919050565b6000602082019050818103600083015261487581614839565b9050919050565b7f526573656172636820696e73746974757465206973206e6f742072656769737460008201527f6572656400000000000000000000000000000000000000000000000000000000602082015250565b60006148d8602483613a27565b91506148e38261487c565b604082019050919050565b60006020820190508181036000830152614907816148cb565b9050919050565b600060808201905061492360008301876136dc565b61493060208301866136dc565b61493d60408301856136dc565b818103606083015261494f8184613a38565b905095945050505050565b7f4865616c746820646174612073656e7420746f20526573656172636820496e7360008201527f7469747574650000000000000000000000000000000000000000000000000000602082015250565b60006149b6602683613a27565b91506149c18261495a565b604082019050919050565b600060208201905081810360008301526149e5816149a9565b9050919050565b7f46616d696c79206d656d62657220697320616c7265616479207265676973746560008201527f7265640000000000000000000000000000000000000000000000000000000000602082015250565b6000614a48602383613a27565b9150614a53826149ec565b604082019050919050565b60006020820190508181036000830152614a7781614a3b565b9050919050565b7f496e7374697475746520697320616c7265616479207265676973746572656400600082015250565b6000614ab4601f83613a27565b9150614abf82614a7e565b602082019050919050565b60006020820190508181036000830152614ae381614aa7565b9050919050565b7f596f7520617265206e6f7420617574686f72697a656420746f2073656e64206160008201527f206d65737361676520746f20746869732070617469656e740000000000000000602082015250565b6000614b46603883613a27565b9150614b5182614aea565b604082019050919050565b60006020820190508181036000830152614b7581614b39565b9050919050565b7f4d6573736167652063616e6e6f7420626520656d707479000000000000000000600082015250565b6000614bb2601783613a27565b9150614bbd82614b7c565b602082019050919050565b60006020820190508181036000830152614be181614ba5565b9050919050565b6000606082019050614bfd60008301866136dc565b614c0a60208301856136dc565b8181036040830152614c1c8184613a38565b9050949350505050565b7f4d6573736167652072656365697665642066726f6d206865616c74686361726560008201527f206578706572740000000000000000000000000000000000<text:soft-page-break/>0000000000000000602082015250565b6000614c82602783613a27565b9150614c8d82614c26565b604082019050919050565b60006020820190508181036000830152614cb181614c75565b905091905056fe52656d696e6465723a20506c656173652073656e6420796f7572206865616c746820646174612ea2646970667358221220ff3b143aa7f1f867941047af6991692bcd81d7bece766061f9613846e6ad81c264736f6c63430008140033",</text:p>
      <text:p text:style-name="Standard"><text:s text:c="2"/>"linkReferences": {},</text:p>
      <text:p text:style-name="Standard"><text:s text:c="2"/>"deployedLinkReferences": {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0:09:41.983095900</meta:creation-date>
    <dc:date>2024-08-27T00:10:52.270113267</dc:date>
    <meta:editing-duration>PT1M12S</meta:editing-duration>
    <meta:editing-cycles>1</meta:editing-cycles>
    <meta:document-statistic meta:table-count="0" meta:image-count="0" meta:object-count="0" meta:page-count="35" meta:paragraph-count="854" meta:word-count="1374" meta:character-count="95995" meta:non-whitespace-character-count="89083"/>
    <meta:generator>LibreOffice/7.3.7.2$Linux_X86_64 LibreOffice_project/30$Build-2</meta:generator>
  </office:meta>
</office:document-meta>
</file>